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weight="bold" style:font-weight-asian="bold" style:font-weight-complex="bold"/>
    </style:style>
    <style:style style:name="P3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Tahoma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ahom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2">
      <style:text-properties fo:font-weight="bold" style:font-weight-asian="bold" style:font-weight-complex="bold"/>
    </style:style>
    <style:style style:name="P9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71440792" text:id="ct171440792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172358664" text:id="ct172358664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172453616" text:id="ct172453616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72392800" text:id="ct172392800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172501792" text:id="ct172501792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72405616" text:id="ct172405616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73047056" text:id="ct173047056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72401224" text:id="ct17240122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72949320" text:id="ct17294932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72111448" text:id="ct17211144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70761728" text:id="ct17076172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72598736" text:id="ct17259873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72422168" text:id="ct172422168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172343552" text:id="ct17234355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72368408" text:id="ct172368408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172176536" text:id="ct172176536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172377760" text:id="ct172377760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éance du <text:change-start text:change-id="ct171440792"/>self.Title()<text:change-end text:change-id="ct171440792"/><text:span text:style-name="T1"><text:line-break/></text:span></text:p>
      <text:p text:style-name="P3">Composition de l'assemblée :</text:p>
      <text:p text:style-name="P1">A<office:annotation><dc:date>2008-01-24T00:00:00</dc:date><text:p>do text</text:p><text:p>from xhtml(self.getStrikedAssembly(groupByDuty=True))</text:p><text:p/></office:annotation>ssemblée<text:line-break/></text:p>
      <text:p text:style-name="P2">Le collège communal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ignore_review_states=[])))</text:p></office:annotation><text:change-start text:change-id="ct172358664"/><text:span text:style-name="T2">self.getFirstItemNumber()+item[0]</text:span><text:change-end text:change-id="ct172358664"/></text:p>
          </table:table-cell>
          <table:table-cell table:style-name="Tableau3.B1" office:value-type="string">
            <text:p text:style-name="P5"><text:change-start text:change-id="ct172453616"/>item[1].Title()<text:change-end text:change-id="ct172453616"/></text:p>
            <text:p text:style-name="Table_20_Contents"><office:annotation><dc:date>2008-08-18T00:00:00</dc:date><text:p>do text if self.adapted().isDecided()</text:p><text:p>from xhtml(item[1].getDeliberation())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1"><text:span text:style-name="T7">do text if item[1].getObservation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1"><text:span text:style-name="T7">do text if item[1].getObservations()</text:span></text:p><text:p text:style-name="P11"><text:span text:style-name="T7">from xhtml(item[1].getObservations())</text:span></text:p></office:annotation></text:span><text:span text:style-name="T4">Observatio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late=True,itemUids=itemUids, ignore_review_states=[])))</text:p></office:annotation><text:change-start text:change-id="ct172392800"/><text:span text:style-name="T2">self.getFirstItemNumber()+len(self.adapted().getPrintableItems(itemUids=itemUids, ignore_review_states=['delayed', ]))+ite</text:span><text:soft-page-break/><text:span text:style-name="T2">m[0]</text:span><text:change-end text:change-id="ct172392800"/></text:p>
          </table:table-cell>
          <table:table-cell table:style-name="Tableau2.A1" office:value-type="string">
            <text:p text:style-name="P6"><text:change-start text:change-id="ct172501792"/>item[1].Title()<text:change-end text:change-id="ct172501792"/></text:p>
            <text:p text:style-name="P4"><office:annotation><dc:date>2008-08-18T00:00:00</dc:date><text:p>do text if self.adapted().isDecided()</text:p><text:p>from xhtml(item[1].getDeliberation())</text:p></office:annotation>Decision</text:p>
            <text:p text:style-name="P4"><text:span text:style-name="T3"><text:line-break/></text:span><text:span text:style-name="T3"><office:annotation><dc:creator>Gauthier Bastien</dc:creator><dc:date>2011-03-09T10:36:11</dc:date><text:p text:style-name="P11"><text:span text:style-name="T7">do text if item[1].getObservations()</text:span></text:p></office:annotation></text:span><text:span text:style-name="T3">Interventions :</text:span></text:p>
            <text:p text:style-name="P4"><text:span text:style-name="T3"><office:annotation><dc:creator>Gauthier Bastien</dc:creator><dc:date>2011-03-09T10:36:11</dc:date><text:p text:style-name="P11"><text:span text:style-name="T7">do text if item[1].getObservations()</text:span></text:p><text:p text:style-name="P11"><text:span text:style-name="T7">from xhtml(item[1].getObservations())</text:span></text:p></office:annotation></text:span><text:span text:style-name="T4">Observation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<office:annotation><dc:creator>Gauthier Bastien</dc:creator><dc:date>2013-01-17T14:54:09</dc:date><text:p text:style-name="P11"><text:span text:style-name="T6">do text if self.getSignatures()</text:span></text:p></office:annotation><text:change-start text:change-id="ct172405616"/>self.getSignatures().split('\n')[0]<text:change-end text:change-id="ct172405616"/></text:p>
            <text:p text:style-name="P8"><office:annotation><dc:creator>Gauthier Bastien</dc:creator><dc:date>2013-01-17T15:13:33</dc:date><text:p text:style-name="P11"><text:span text:style-name="T5">do text if not self.getSignatures()</text:span></text:p></office:annotation><text:change-start text:change-id="ct173047056"/>self.getSignatories(theObjects=True)[1].getGender()=='m' and 'Le' or 'La'<text:change-end text:change-id="ct173047056"/> <office:annotation><dc:creator>Gauthier Bastien</dc:creator><dc:date>2013-01-17T15:13:33</dc:date><text:p text:style-name="P11"><text:span text:style-name="T5">do text if not self.getSignatures()</text:span></text:p></office:annotation><text:change-start text:change-id="ct172401224"/>self.getSignatories(theObjects=True)[1].getDuty()<text:change-end text:change-id="ct172401224"/></text:p>
          </table:table-cell>
          <table:table-cell table:style-name="Tableau1.A1" office:value-type="string">
            <text:p text:style-name="P9"><office:annotation><dc:creator>Gauthier Bastien</dc:creator><dc:date>2013-01-17T14:54:09</dc:date><text:p text:style-name="P11"><text:span text:style-name="T5">do text if self.getSignatures()</text:span></text:p></office:annotation><text:change-start text:change-id="ct172949320"/>self.getSignatures().split('\n')[2]<text:change-end text:change-id="ct172949320"/></text:p>
            <text:p text:style-name="P9"><office:annotation><dc:creator>Gauthier Bastien</dc:creator><dc:date>2013-01-17T15:13:33</dc:date><text:p text:style-name="P11"><text:span text:style-name="T5">do text if not self.getSignatures()</text:span></text:p></office:annotation><text:change-start text:change-id="ct172111448"/>self.getSignatories(theObjects=True)[0].getGender()=='m' and 'Le' or 'La'<text:change-end text:change-id="ct172111448"/> <office:annotation><dc:creator>Gauthier Bastien</dc:creator><dc:date>2013-01-17T15:13:33</dc:date><text:p text:style-name="P11"><text:span text:style-name="T5">do text if not self.getSignatures()</text:span></text:p></office:annotation><text:change-start text:change-id="ct170761728"/>self.getSignatories(theObjects=True)[0].getDuty()<text:change-end text:change-id="ct170761728"/></text:p>
          </table:table-cell>
        </table:table-row>
        <table:table-row>
          <table:table-cell table:style-name="Tableau1.A1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A1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8"><text:change-start text:change-id="ct172598736"/><office:annotation><dc:creator>Gauthier Bastien</dc:creator><dc:date>2013-01-17T14:54:09</dc:date><text:p text:style-name="P11"><text:span text:style-name="T6">do text if self.getSignatures()</text:span></text:p></office:annotation><text:change-end text:change-id="ct172598736"/><text:change-start text:change-id="ct172422168"/>self.getSignatures().split('\n')[1]<text:change-end text:change-id="ct172422168"/></text:p>
            <text:p text:style-name="P8"><office:annotation><dc:creator>Gauthier Bastien</dc:creator><dc:date>2013-01-17T15:13:33</dc:date><text:p text:style-name="P11"><text:span text:style-name="T5">do text if not self.getSignatures()</text:span></text:p></office:annotation><text:change-start text:change-id="ct172343552"/>self.getSignatories(theObjects=True)[1].Title()<text:change-end text:change-id="ct172343552"/></text:p>
          </table:table-cell>
          <table:table-cell table:style-name="Tableau1.A1" office:value-type="string">
            <text:p text:style-name="P9"><text:change-start text:change-id="ct172368408"/><office:annotation><dc:creator>Gauthier Bastien</dc:creator><dc:date>2013-01-17T14:54:09</dc:date><text:p text:style-name="P11"><text:span text:style-name="T6">do text if self.getSignatures()</text:span></text:p></office:annotation><text:change-end text:change-id="ct172368408"/><text:change-start text:change-id="ct172176536"/>self.getSignatures().split('\n')[3]<text:change-end text:change-id="ct172176536"/></text:p>
            <text:p text:style-name="P9"><office:annotation><dc:creator>Gauthier Bastien</dc:creator><dc:date>2013-01-17T15:13:33</dc:date><text:p text:style-name="P11"><text:span text:style-name="T5">do text if not self.getSignatures()</text:span></text:p></office:annotation><text:change-start text:change-id="ct172377760"/>self.getSignatories(theObjects=True)[0].Title()<text:change-end text:change-id="ct17237776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5T15:50:35</meta:creation-date>
    <dc:language>fr-BE</dc:language>
    <meta:editing-cycles>19</meta:editing-cycles>
    <meta:editing-duration>PT17M1S</meta:editing-duration>
    <meta:initial-creator>Gauthier Bastien</meta:initial-creator>
    <dc:date>2014-07-10T16:41:36</dc:date>
    <dc:creator>Gauthier Bastien</dc:creator>
    <meta:document-statistic meta:table-count="3" meta:image-count="0" meta:object-count="0" meta:page-count="2" meta:paragraph-count="23" meta:word-count="70" meta:character-count="860" meta:non-whitespace-character-count="828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